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2pt" fo:font-weight="normal" officeooo:paragraph-rsid="00056971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2pt" fo:font-weight="normal" officeooo:paragraph-rsid="00056971"/>
    </style:style>
    <style:style style:name="P3" style:family="paragraph" style:parent-style-name="Standard">
      <style:paragraph-properties fo:text-align="end" style:justify-single-word="false" style:writing-mode="rl-tb"/>
      <style:text-properties fo:font-size="12pt" fo:font-weight="normal" officeooo:rsid="00083d34" officeooo:paragraph-rsid="00083d34"/>
    </style:style>
    <style:style style:name="P4" style:family="paragraph" style:parent-style-name="Standard">
      <style:paragraph-properties fo:text-align="end" style:justify-single-word="false" style:writing-mode="rl-tb"/>
      <style:text-properties fo:font-size="12pt" fo:font-weight="normal" officeooo:rsid="0008d0e9" officeooo:paragraph-rsid="0008d0e9"/>
    </style:style>
    <style:style style:name="P5" style:family="paragraph" style:parent-style-name="Standard">
      <style:paragraph-properties fo:text-align="end" style:justify-single-word="false" style:writing-mode="rl-tb"/>
      <style:text-properties fo:font-size="12pt" fo:font-weight="normal" officeooo:rsid="0008d0e9" officeooo:paragraph-rsid="0008d0e9" style:font-size-asian="10.5pt" style:font-weight-asian="normal" style:font-name-complex="B Nazanin" style:font-size-complex="12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2pt" fo:font-weight="normal" officeooo:rsid="0008d0e9" officeooo:paragraph-rsid="0008d0e9" style:font-size-asian="10.5pt" style:font-weight-asian="normal" style:font-name-complex="B Nazanin" style:font-size-complex="12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2pt" fo:font-weight="normal" officeooo:rsid="0008d0e9" officeooo:paragraph-rsid="000a5471" style:font-size-asian="10.5pt" style:font-weight-asian="normal" style:font-name-complex="B Nazanin" style:font-size-complex="12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2pt" fo:font-weight="normal" officeooo:paragraph-rsid="0008d0e9" style:font-size-asian="12pt" style:font-weight-asian="normal" style:font-name-complex="B Nazanin" style:font-size-complex="12pt" style:font-weight-complex="normal"/>
    </style:style>
    <style:style style:name="P9" style:family="paragraph" style:parent-style-name="Standard">
      <style:paragraph-properties fo:text-align="end" style:justify-single-word="false" style:writing-mode="rl-tb"/>
      <style:text-properties fo:font-size="14pt" fo:font-weight="bold" officeooo:paragraph-rsid="00056971" style:font-size-asian="14pt" style:font-weight-asian="bold" style:font-name-complex="B Nazanin" style:font-size-complex="14pt" style:font-weight-complex="bold"/>
    </style:style>
    <style:style style:name="P10" style:family="paragraph" style:parent-style-name="Standard">
      <style:paragraph-properties fo:text-align="end" style:justify-single-word="false" style:writing-mode="rl-tb"/>
      <style:text-properties fo:font-size="14pt" fo:font-weight="bold" officeooo:paragraph-rsid="0008d0e9" style:font-size-asian="14pt" style:font-weight-asian="bold" style:font-name-complex="B Nazanin" style:font-size-complex="14pt" style:font-weight-complex="bold"/>
    </style:style>
    <style:style style:name="P11" style:family="paragraph" style:parent-style-name="Standard">
      <style:paragraph-properties fo:text-align="end" style:justify-single-word="false" style:writing-mode="rl-tb"/>
      <style:text-properties fo:font-size="14pt" fo:font-weight="bold" officeooo:rsid="00098f5c" officeooo:paragraph-rsid="00098f5c" style:font-size-asian="14pt" style:font-weight-asian="bold" style:font-name-complex="B Nazanin" style:font-size-complex="14pt" style:font-weight-complex="bold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B Nazanin" fo:font-size="14pt" fo:font-weight="bold" officeooo:rsid="000827fd" officeooo:paragraph-rsid="000827fd" style:font-size-asian="14pt" style:font-weight-asian="bold" style:font-name-complex="B Nazanin" style:font-size-complex="14pt" style:font-weight-complex="bold"/>
    </style:style>
    <style:style style:name="T1" style:family="text">
      <style:text-properties fo:font-variant="normal" fo:text-transform="none" fo:color="#1f2328" loext:opacity="100%" style:font-name="apple-system" fo:letter-spacing="normal" fo:font-style="normal" officeooo:rsid="00056971" style:font-size-asian="10.5pt" style:font-weight-asian="normal" style:font-name-complex="B Nazanin" style:font-size-complex="12pt" style:font-weight-complex="normal"/>
    </style:style>
    <style:style style:name="T2" style:family="text">
      <style:text-properties officeooo:rsid="00056971" style:font-size-asian="10.5pt" style:font-weight-asian="normal" style:font-name-complex="B Nazanin" style:font-size-complex="12pt" style:font-weight-complex="normal"/>
    </style:style>
    <style:style style:name="T3" style:family="text">
      <style:text-properties officeooo:rsid="000827fd"/>
    </style:style>
    <style:style style:name="T4" style:family="text">
      <style:text-properties style:font-name="Times New Roman" style:font-name-asian="Times New Roman1"/>
    </style:style>
    <style:style style:name="T5" style:family="text">
      <style:text-properties style:font-name="Times New Roman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officeooo:rsid="000827fd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officeooo:rsid="0008d0e9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style:font-name-asian="Times New Roman1" style:font-size-asian="12pt" style:font-size-complex="12pt"/>
    </style:style>
    <style:style style:name="T9" style:family="text">
      <style:text-properties style:font-name="Times New Roman" officeooo:rsid="0008d0e9" style:font-name-asian="Times New Roman1" style:font-size-asian="12pt" style:font-size-complex="12pt"/>
    </style:style>
    <style:style style:name="T10" style:family="text">
      <style:text-properties style:font-name="Times New Roman" officeooo:rsid="000827fd" style:font-name-asian="Times New Roman1" style:font-size-asian="12pt" style:font-size-complex="12pt"/>
    </style:style>
    <style:style style:name="T11" style:family="text">
      <style:text-properties style:font-name="Times New Roman" officeooo:rsid="0008d0e9" style:font-name-asian="Times New Roman1"/>
    </style:style>
    <style:style style:name="T12" style:family="text">
      <style:text-properties style:font-name-asian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1. </text:span>تولید دیتاست فارسی با کیفیت</text:p>
      <text:p text:style-name="P1"><text:span text:style-name="T2">استفاده از ابزار</text:span><text:span text:style-name="T1">gpt4free و مدل gpt4.1 برای تولید دیتاست مصنوعی با کیفیت. برای مدیریت چالش هایی مثل رفتن برق بنده کد تولید دیتاست را با لپتاپ درکولب پیاده سازی کرده و سپس با گوشی به کولب متصل شده و کد را اجرا کردم البته یک پاور بانک 30 هزار هم در صورت نیاز برای پشتیبانی باطری موبایل وجود داشت.</text:span></text:p>
      <text:p text:style-name="P2">scripts/generate_data.py</text:p>
      <text:p text:style-name="P1"/>
      <text:p text:style-name="P12"/>
      <text:p text:style-name="P12">2. آموزش دو مدل SVM و <text:span text:style-name="T12">Naive Bayes</text:span></text:p>
      <text:p text:style-name="P3"><text:span text:style-name="T5">نتایج ارزیابی دقت بالایی داشت به همین دلیل سراغ مدل های زمان بر(transformers ) نرفتم.</text:span></text:p>
      <text:p text:style-name="P4"><text:span text:style-name="T5">نتایج ارزیابی را میتوان در models/model_evaluation.csv مشاهده کرد.</text:span></text:p>
      <text:p text:style-name="P4"><text:span text:style-name="T5"/></text:p>
      <text:p text:style-name="P4"><text:span text:style-name="T5"/></text:p>
      <text:p text:style-name="P10"><text:span text:style-name="T9">3</text:span><text:span text:style-name="T10">.</text:span><text:span text:style-name="T9">API <text:s/>با FastAPI</text:span></text:p>
      <text:p text:style-name="P8">uvicorn app.main:app --reload --port 8000</text:p>
      <text:p text:style-name="P6">http://localhost:8000/docs</text:p>
      <text:p text:style-name="P5"><text:span text:style-name="T11"/></text:p>
      <text:p text:style-name="P5"><text:span text:style-name="T11"/></text:p>
      <text:p text:style-name="P11"><text:span text:style-name="T4">4. داکرایز کردن</text:span></text:p>
      <text:p text:style-name="P7"><text:span text:style-name="T8">http://localhost:8000/doc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6:57:00.648965670</meta:creation-date>
    <dc:date>2025-07-31T21:12:29.190132550</dc:date>
    <meta:editing-duration>PT53M2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112" meta:character-count="656" meta:non-whitespace-character-count="556"/>
  </office:meta>
</office:document-meta>
</file>